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variant="normal" fo:text-transform="none" fo:color="#333333" style:font-name="Trebuchet MS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variant="normal" fo:text-transform="none" fo:color="#333333" style:font-name="lucida grande" fo:font-size="16pt" fo:letter-spacing="normal" fo:font-style="normal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text-properties style:font-name="Trebuchet MS" fo:font-size="16pt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font-variant="normal" fo:text-transform="none" fo:color="#333333" style:text-line-through-style="none" style:font-name="Trebuchet MS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font-name="Trebuchet MS" fo:font-size="16pt" fo:letter-spacing="normal" fo:font-style="normal" style:text-underline-style="none" fo:font-weight="bold" style:text-blinking="false" style:font-size-asian="16pt" style:font-weight-asian="bold" style:font-size-complex="16pt" style:font-weight-complex="bold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000000" style:text-line-through-style="none" style:font-name="Trebuchet MS" fo:font-size="16pt" fo:letter-spacing="normal" fo:font-style="normal" style:text-underline-style="none" fo:font-weight="bold" style:text-blinking="false" style:font-size-asian="16pt" style:font-size-complex="16pt"/>
    </style:style>
    <style:style style:name="T3" style:family="text">
      <style:text-properties fo:font-variant="normal" fo:text-transform="none" fo:color="#000000" style:text-line-through-style="none" fo:letter-spacing="normal" fo:font-style="normal" style:text-underline-style="none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TERINARY INFORMATION</text:p>
      <text:p text:style-name="P1"/>
      <text:p text:style-name="P1"/>
      <text:p text:style-name="P1">NAME OF VET:</text:p>
      <text:p text:style-name="P1"/>
      <text:p text:style-name="P1">_____________________________________________________</text:p>
      <text:p text:style-name="P1"/>
      <text:p text:style-name="P1"/>
      <text:p text:style-name="P1"/>
      <text:p text:style-name="P1">ADDRESS:</text:p>
      <text:p text:style-name="P1"/>
      <text:p text:style-name="P1">_____________________________________________________</text:p>
      <text:p text:style-name="P1"/>
      <text:p text:style-name="P1"/>
      <text:p text:style-name="P1">PHONE:</text:p>
      <text:p text:style-name="P1"/>
      <text:p text:style-name="P1">_____________________________________________________</text:p>
      <text:p text:style-name="P1"/>
      <text:p text:style-name="P1"/>
      <text:p text:style-name="P1">VET DOCTOR:</text:p>
      <text:p text:style-name="P1"/>
      <text:p text:style-name="P1">_____________________________________________________</text:p>
      <text:p text:style-name="P1"/>
      <text:p text:style-name="P1"/>
      <text:p text:style-name="P3">EMERGENCY VET INFORMATION THAT WILL BE PROVIDED</text:p>
      <text:p text:style-name="P1"><text:span text:style-name="T1">Dr. Lynne Catania</text:span> DVM</text:p>
      <text:p text:style-name="P4">Forsyth Mobile &amp; Relief Veterinary Services </text:p>
      <text:p text:style-name="Standard"><text:a xlink:type="simple" xlink:href="http://bing.com/maps/default.aspx?v=2&amp;pc=FACEBK&amp;mid=8100&amp;rtp=adr.%7Epos.36.114987_-80.311337_Forsyth+Mobile+%26+Relief+Veterinary+Services_3320+Robinhood+Road+%23404%2C+Winston-Salem%2C+North+Carolina&amp;cp=36.114987%7E-80.311337&amp;lvl=16&amp;sty=r&amp;rtop=0%7E0%7E0%7E&amp;mode=D&amp;FORM=FBKPL1&amp;mkt=en-US" office:target-frame-name="_blank" xlink:show="new"><text:span text:style-name="T2">Winston-Salem, North Carolina 27106</text:span></text:a></text:p>
      <text:p text:style-name="P5"><text:a xlink:type="simple" xlink:href="http://bing.com/maps/default.aspx?v=2&amp;pc=FACEBK&amp;mid=8100&amp;rtp=adr.%7Epos.36.114987_-80.311337_Forsyth+Mobile+%26+Relief+Veterinary+Services_3320+Robinhood+Road+%23404%2C+Winston-Salem%2C+North+Carolina&amp;cp=36.114987%7E-80.311337&amp;lvl=16&amp;sty=r&amp;rtop=0%7E0%7E0%7E&amp;mode=D&amp;FORM=FBKPL1&amp;mkt=en-US" office:target-frame-name="_blank" xlink:show="new"><text:span text:style-name="T3">3320 Robinhood Road #404</text:span></text:a></text:p>
      <text:p text:style-name="P6">(336) 734-9387</text:p>
      <text:p text:style-name="P7"/>
      <text:p text:style-name="P7">___________________ <text:tab/> <text:s text:c="21"/>___________________<text:tab/><text:tab/></text:p>
      <text:p text:style-name="P7">SIGNATURE <text:s text:c="60"/>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ucida grande" svg:font-family="'lucida grande', tahoma, verdan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n McIiver</meta:initial-creator>
    <meta:creation-date>2013-11-19T17:52:22.68</meta:creation-date>
    <dc:date>2013-12-19T01:35:13.33</dc:date>
    <dc:creator>Erin McIiver</dc:creator>
    <meta:editing-duration>PT00H05M00S</meta:editing-duration>
    <meta:editing-cycles>3</meta:editing-cycles>
    <meta:generator>OpenOffice.org/3.1$Win32 OpenOffice.org_project/310m11$Build-9399</meta:generator>
    <meta:document-statistic meta:table-count="0" meta:image-count="0" meta:object-count="0" meta:page-count="1" meta:paragraph-count="17" meta:word-count="44" meta:character-count="594"/>
  </office:meta>
</office:document-meta>
</file>